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fo:font-size="24pt" fo:font-weight="bold" officeooo:rsid="00125c96" officeooo:paragraph-rsid="00125c96" style:font-size-asian="21pt" style:font-weight-asian="bold" style:font-size-complex="24pt" style:font-weight-complex="bold"/>
    </style:style>
    <style:style style:name="P2" style:family="paragraph" style:parent-style-name="Standard">
      <style:paragraph-properties fo:text-align="start" style:justify-single-word="false"/>
      <style:text-properties style:font-name="Times New Roman" fo:font-size="12pt" fo:font-weight="normal" officeooo:rsid="00125c96" officeooo:paragraph-rsid="00125c96"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Times New Roman" fo:font-size="12pt" fo:font-weight="normal" officeooo:rsid="0013ac30" officeooo:paragraph-rsid="0013ac30"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Times New Roman" fo:font-size="12pt" fo:font-weight="normal" officeooo:rsid="00125c96" officeooo:paragraph-rsid="00125c96"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Times New Roman" fo:font-size="12pt" fo:font-weight="normal" officeooo:rsid="0016d2d6" officeooo:paragraph-rsid="0016d2d6"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Times New Roman" fo:font-size="12pt" fo:font-weight="bold" officeooo:rsid="0016d2d6" officeooo:paragraph-rsid="0016d2d6" style:font-size-asian="10.5pt" style:font-weight-asian="bold" style:font-size-complex="12pt" style:font-weight-complex="bold"/>
    </style:style>
    <style:style style:name="P7" style:family="paragraph" style:parent-style-name="Standard">
      <style:paragraph-properties fo:text-align="start" style:justify-single-word="false"/>
      <style:text-properties style:font-name="Times New Roman" fo:font-size="18pt" fo:font-weight="bold" officeooo:rsid="0016d2d6" officeooo:paragraph-rsid="0016d2d6" style:font-size-asian="18pt" style:font-weight-asian="bold" style:font-size-complex="18pt" style:font-weight-complex="bold"/>
    </style:style>
    <style:style style:name="T1" style:family="text">
      <style:text-properties fo:font-size="28pt" style:font-size-asian="28pt" style:font-size-complex="28pt"/>
    </style:style>
    <style:style style:name="T2" style:family="text">
      <style:text-properties fo:font-weight="bold" style:font-weight-asian="bold" style:font-weight-complex="bold"/>
    </style:style>
    <style:style style:name="T3" style:family="text">
      <style:text-properties fo:font-weight="bold" officeooo:rsid="0013ac30" style:font-weight-asian="bold" style:font-weight-complex="bold"/>
    </style:style>
    <style:style style:name="T4" style:family="text">
      <style:text-properties officeooo:rsid="00150080"/>
    </style:style>
    <style:style style:name="T5" style:family="text">
      <style:text-properties officeooo:rsid="0015cc97"/>
    </style:style>
    <style:style style:name="T6" style:family="text">
      <style:text-properties officeooo:rsid="0016d2d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HTML &amp; CSS Treasure-house</text:span> </text:p>
      <text:p text:style-name="P1"/>
      <text:p text:style-name="P2">According to all the research I have done on "How Much <text:span text:style-name="T2">HTML and CSS</text:span> should I know?", the answer mostly came up to be, learn the basics and then move on to <text:span text:style-name="T2">JavaScript</text:span>.</text:p>
      <text:p text:style-name="P2"/>
      <text:p text:style-name="P2">So I have decided to do just that and now I will be referring to the course: </text:p>
      <text:p text:style-name="P2">https://youtu.be/G3e-cpL7ofc?si=vvwiN6Azc8fdoE_z</text:p>
      <text:p text:style-name="P2">The notes for which are also added into the current directory named as </text:p>
      <text:p text:style-name="P2">"<text:span text:style-name="T2">HTML &amp; CSS References</text:span>".</text:p>
      <text:p text:style-name="P2"/>
      <text:p text:style-name="P3">Also, I have <text:span text:style-name="T4">included </text:span><text:span text:style-name="T5">links</text:span><text:span text:style-name="T4"> to web-pages </text:span><text:span text:style-name="T5">in a file </text:span><text:span text:style-name="T4">named as </text:span>“HTML &amp; CSS Cheatsheet<text:span text:style-name="T5">s</text:span>”, these cheatsheets will cover everything important and basic which an aspiring developer needs to know about. It is great <text:span text:style-name="T6">to </text:span>revise tag names and functions with a quick glimpse.</text:p>
      <text:p text:style-name="P2"/>
      <text:p text:style-name="P2">For the rest of the HTML and CSS that I will need to learn about in the near future, I will be making notes here in this file.</text:p>
      <text:p text:style-name="P2">So every <text:span text:style-name="T2">tag/element/attribute/property/</text:span><text:span text:style-name="T3">links/</text:span><text:span text:style-name="T2">keyword/manipulations</text:span> that are either <text:span text:style-name="T2">extra/necessary/important/unimportant </text:span>related to HTML &amp; CSS will be stored here. This knowledge could have had been obtained while reading an article, or coming across a front-end problem or writing code for a project <text:span text:style-name="T6">or blitzing through some other course </text:span>etc.<text:line-break/><text:line-break/><text:span text:style-name="T2">Note: </text:span></text:p>
      <text:p text:style-name="P2">The criteria for information to be included in this file is for it to not be present in the video course mentioned above. Also, anything which to me, seems too basic, will not be added.</text:p>
      <text:p text:style-name="P2"/>
      <text:p text:style-name="P7">In Courses:</text:p>
      <text:p text:style-name="P7"/>
      <text:p text:style-name="P6">1. CodeWithHarry (Sigma Web Dev):</text:p>
      <text:p text:style-name="P5"/>
      <text:p text:style-name="P5"><text:tab/></text:p>
      <text:p text:style-name="P6"/>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3T23:30:35.794002913</meta:creation-date>
    <dc:date>2023-11-06T01:33:07.590304020</dc:date>
    <meta:editing-duration>PT3H15M16S</meta:editing-duration>
    <meta:editing-cycles>5</meta:editing-cycles>
    <meta:generator>LibreOffice/7.3.7.2$Linux_X86_64 LibreOffice_project/30$Build-2</meta:generator>
    <meta:document-statistic meta:table-count="0" meta:image-count="0" meta:object-count="0" meta:page-count="1" meta:paragraph-count="13" meta:word-count="234" meta:character-count="1382" meta:non-whitespace-character-count="1154"/>
  </office:meta>
</office:document-meta>
</file>